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égime</text:p>
          </table:table-cell>
          <table:table-cell office:value-type="string">
            <text:p>ordonnée lue</text:p>
          </table:table-cell>
          <table:table-cell office:value-type="string">
            <text:p>consommation en l/h</text:p>
          </table:table-cell>
          <table:table-cell table:style-name="ce2" office:value-type="float" office:value="1.2">
            <text:p>1,2</text:p>
          </table:table-cell>
          <table:table-cell table:style-name="ce1" office:value-type="float" office:value="0.2">
            <text:p>0,2</text:p>
          </table:table-cell>
          <table:table-cell>
            <draw:frame table:end-cell-address="Feuille1.M22" table:end-x="0.033cm" table:end-y="0.239cm" draw:z-index="0" draw:style-name="gr1" draw:text-style-name="P1" svg:width="13.666cm" svg:height="9.298cm" svg:x="2.174cm" svg:y="0.425cm">
              <draw:object draw:notify-on-update-of-ranges="Feuille1.A2:Feuille1.A7 Feuille1.C1:Feuille1.C1 Feuille1.C2:Feui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15">
            <text:p>315</text:p>
          </table:table-cell>
          <table:table-cell table:formula="of:=(338-[.B2]) / ((338-46)/7)" office:value-type="float" office:value="0.551369863013699">
            <text:p>0,551369863</text:p>
          </table:table-cell>
          <table:table-cell table:formula="of:=[.C2]*[.$D$1]" office:value-type="float" office:value="0.661643835616438">
            <text:p>0,6616438356</text:p>
          </table:table-cell>
          <table:table-cell table:formula="of:=[.C2]+[.$E$1]" office:value-type="float" office:value="0.751369863013699">
            <text:p>0,751369863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92">
            <text:p>292</text:p>
          </table:table-cell>
          <table:table-cell table:formula="of:=(338-[.B3]) / ((338-46)/7)" office:value-type="float" office:value="1.1027397260274">
            <text:p>1,102739726</text:p>
          </table:table-cell>
          <table:table-cell table:formula="of:=[.C3]*[.$D$1]" office:value-type="float" office:value="1.32328767123288">
            <text:p>1,3232876712</text:p>
          </table:table-cell>
          <table:table-cell table:formula="of:=[.C3]+[.$E$1]" office:value-type="float" office:value="1.3027397260274">
            <text:p>1,302739726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59">
            <text:p>259</text:p>
          </table:table-cell>
          <table:table-cell table:formula="of:=(338-[.B4]) / ((338-46)/7)" office:value-type="float" office:value="1.89383561643836">
            <text:p>1,8938356164</text:p>
          </table:table-cell>
          <table:table-cell table:formula="of:=[.C4]*[.$D$1]" office:value-type="float" office:value="2.27260273972603">
            <text:p>2,2726027397</text:p>
          </table:table-cell>
          <table:table-cell table:formula="of:=[.C4]+[.$E$1]" office:value-type="float" office:value="2.09383561643836">
            <text:p>2,0938356164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12">
            <text:p>212</text:p>
          </table:table-cell>
          <table:table-cell table:formula="of:=(338-[.B5]) / ((338-46)/7)" office:value-type="float" office:value="3.02054794520548">
            <text:p>3,0205479452</text:p>
          </table:table-cell>
          <table:table-cell table:formula="of:=[.C5]*[.$D$1]" office:value-type="float" office:value="3.62465753424657">
            <text:p>3,6246575342</text:p>
          </table:table-cell>
          <table:table-cell table:formula="of:=[.C5]+[.$E$1]" office:value-type="float" office:value="3.22054794520548">
            <text:p>3,2205479452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50">
            <text:p>150</text:p>
          </table:table-cell>
          <table:table-cell table:formula="of:=(338-[.B6]) / ((338-46)/7)" office:value-type="float" office:value="4.50684931506849">
            <text:p>4,5068493151</text:p>
          </table:table-cell>
          <table:table-cell table:formula="of:=[.C6]*[.$D$1]" office:value-type="float" office:value="5.40821917808219">
            <text:p>5,4082191781</text:p>
          </table:table-cell>
          <table:table-cell table:formula="of:=[.C6]+[.$E$1]" office:value-type="float" office:value="4.70684931506849">
            <text:p>4,7068493151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69">
            <text:p>69</text:p>
          </table:table-cell>
          <table:table-cell table:formula="of:=(338-[.B7]) / ((338-46)/7)" office:value-type="float" office:value="6.4486301369863">
            <text:p>6,448630137</text:p>
          </table:table-cell>
          <table:table-cell table:formula="of:=[.C7]*[.$D$1]" office:value-type="float" office:value="7.73835616438356">
            <text:p>7,7383561644</text:p>
          </table:table-cell>
          <table:table-cell table:formula="of:=[.C7]+[.$E$1]" office:value-type="float" office:value="6.6486301369863">
            <text:p>6,64863013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float" office:value="1.1330288410882">
            <text:p>1,1330288411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3.0243858131">
            <text:p>3,024385813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$A$9]*POWER(10;[.$B$9])*POWER([.A10]; [.$C$9])" office:value-type="float" office:value="0.00000000011330288410882">
            <text:p>1,1330288410882E-010</text:p>
          </table:table-cell>
          <table:table-cell table:formula="of:=[.B10]*[.$D$1]" office:value-type="float" office:value="0.000000000135963460930584">
            <text:p>1,35963460930584E-010</text:p>
          </table:table-cell>
          <table:table-cell table:formula="of:=[.B10]+[.$E$1]" office:value-type="float" office:value="0.200000000113303">
            <text:p>0,2000000001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table:formula="of:=[.$A$9]*POWER(10;[.$B$9])*POWER([.A11]; [.$C$9])" office:value-type="float" office:value="0.555566414942788">
            <text:p>0,5555664149</text:p>
          </table:table-cell>
          <table:table-cell table:formula="of:=[.B11]*[.$D$1]" office:value-type="float" office:value="0.666679697931346">
            <text:p>0,6666796979</text:p>
          </table:table-cell>
          <table:table-cell table:formula="of:=[.B11]+[.$E$1]" office:value-type="float" office:value="0.755566414942788">
            <text:p>0,7555664149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table:formula="of:=[.$A$9]*POWER(10;[.$B$9])*POWER([.A12]; [.$C$9])" office:value-type="float" office:value="1.09101130918174">
            <text:p>1,0910113092</text:p>
          </table:table-cell>
          <table:table-cell table:formula="of:=[.B12]*[.$D$1]" office:value-type="float" office:value="1.30921357101808">
            <text:p>1,309213571</text:p>
          </table:table-cell>
          <table:table-cell table:formula="of:=[.B12]+[.$E$1]" office:value-type="float" office:value="1.29101130918174">
            <text:p>1,2910113092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table:formula="of:=[.$A$9]*POWER(10;[.$B$9])*POWER([.A13]; [.$C$9])" office:value-type="float" office:value="1.89366821486549">
            <text:p>1,8936682149</text:p>
          </table:table-cell>
          <table:table-cell table:formula="of:=[.B13]*[.$D$1]" office:value-type="float" office:value="2.27240185783858">
            <text:p>2,2724018578</text:p>
          </table:table-cell>
          <table:table-cell table:formula="of:=[.B13]+[.$E$1]" office:value-type="float" office:value="2.09366821486549">
            <text:p>2,0936682149</text:p>
          </table:table-cell>
          <table:table-cell table:number-columns-repeated="2"/>
        </table:table-row>
        <table:table-row table:style-name="ro1">
          <table:table-cell office:value-type="float" office:value="2800">
            <text:p>2800</text:p>
          </table:table-cell>
          <table:table-cell table:formula="of:=[.$A$9]*POWER(10;[.$B$9])*POWER([.A14]; [.$C$9])" office:value-type="float" office:value="3.01840012663567">
            <text:p>3,0184001266</text:p>
          </table:table-cell>
          <table:table-cell table:formula="of:=[.B14]*[.$D$1]" office:value-type="float" office:value="3.62208015196281">
            <text:p>3,622080152</text:p>
          </table:table-cell>
          <table:table-cell table:formula="of:=[.B14]+[.$E$1]" office:value-type="float" office:value="3.21840012663567">
            <text:p>3,2184001266</text:p>
          </table:table-cell>
          <table:table-cell table:number-columns-repeated="2"/>
        </table:table-row>
        <table:table-row table:style-name="ro1">
          <table:table-cell office:value-type="float" office:value="3200">
            <text:p>3200</text:p>
          </table:table-cell>
          <table:table-cell table:formula="of:=[.$A$9]*POWER(10;[.$B$9])*POWER([.A15]; [.$C$9])" office:value-type="float" office:value="4.52029555996721">
            <text:p>4,52029556</text:p>
          </table:table-cell>
          <table:table-cell table:formula="of:=[.B15]*[.$D$1]" office:value-type="float" office:value="5.42435467196065">
            <text:p>5,424354672</text:p>
          </table:table-cell>
          <table:table-cell table:formula="of:=[.B15]+[.$E$1]" office:value-type="float" office:value="4.72029555996721">
            <text:p>4,72029556</text:p>
          </table:table-cell>
          <table:table-cell table:number-columns-repeated="2"/>
        </table:table-row>
        <table:table-row table:style-name="ro1">
          <table:table-cell office:value-type="float" office:value="3600">
            <text:p>3600</text:p>
          </table:table-cell>
          <table:table-cell table:formula="of:=[.$A$9]*POWER(10;[.$B$9])*POWER([.A16]; [.$C$9])" office:value-type="float" office:value="6.45463658626866">
            <text:p>6,4546365863</text:p>
          </table:table-cell>
          <table:table-cell table:formula="of:=[.B16]*[.$D$1]" office:value-type="float" office:value="7.74556390352239">
            <text:p>7,7455639035</text:p>
          </table:table-cell>
          <table:table-cell table:formula="of:=[.B16]+[.$E$1]" office:value-type="float" office:value="6.65463658626866">
            <text:p>6,6546365863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 office:value-type="string">
            <text:p>consommation moyenne en l/mn depuis le debut du voyage </text:p>
          </table:table-cell>
          <table:table-cell table:number-columns-repeated="5"/>
        </table:table-row>
        <table:table-row table:style-name="ro1">
          <table:table-cell office:value-type="string">
            <text:p>Quantité estimée de gasoil restante</text:p>
          </table:table-cell>
          <table:table-cell table:number-columns-repeated="5"/>
        </table:table-row>
        <table:table-row table:style-name="ro1">
          <table:table-cell office:value-type="string">
            <text:p>consommation moyenne en l/mn depuis le debut</text:p>
          </table:table-cell>
          <table:table-cell table:number-columns-repeated="5"/>
        </table:table-row>
        <table:table-row table:style-name="ro1">
          <table:table-cell office:value-type="string">
            <text:p>nbre de mn depuis le debut</text:p>
          </table:table-cell>
          <table:table-cell table:number-columns-repeated="5"/>
        </table:table-row>
        <table:table-row table:style-name="ro1">
          <table:table-cell office:value-type="string">
            <text:p>nbre de mn depuis le debut du voyag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diam poulie vilebrequin</text:p>
          </table:table-cell>
          <table:table-cell office:value-type="float" office:value="113">
            <text:p>113</text:p>
          </table:table-cell>
          <table:table-cell table:formula="of:=[.B33]-2*[.B35]" office:value-type="float" office:value="96">
            <text:p>96</text:p>
          </table:table-cell>
          <table:table-cell office:value-type="string">
            <text:p>circ</text:p>
          </table:table-cell>
          <table:table-cell table:formula="of:=PI()*[.C33]" office:value-type="float" office:value="301.59289474462">
            <text:p>301,5928947446</text:p>
          </table:table-cell>
          <table:table-cell/>
        </table:table-row>
        <table:table-row table:style-name="ro1">
          <table:table-cell office:value-type="string">
            <text:p>diam alt</text:p>
          </table:table-cell>
          <table:table-cell office:value-type="float" office:value="73.5">
            <text:p>73,5</text:p>
          </table:table-cell>
          <table:table-cell table:formula="of:=[.B34]-2*[.B35]" office:value-type="float" office:value="56.5">
            <text:p>56,5</text:p>
          </table:table-cell>
          <table:table-cell/>
          <table:table-cell table:formula="of:=PI()*[.C34]" office:value-type="float" office:value="177.499984927823">
            <text:p>177,4999849278</text:p>
          </table:table-cell>
          <table:table-cell/>
        </table:table-row>
        <table:table-row table:style-name="ro1">
          <table:table-cell office:value-type="string">
            <text:p>ep courroie</text:p>
          </table:table-cell>
          <table:table-cell office:value-type="float" office:value="8.5">
            <text:p>8,5</text:p>
          </table:table-cell>
          <table:table-cell table:number-columns-repeated="4"/>
        </table:table-row>
        <table:table-row table:style-name="ro1">
          <table:table-cell office:value-type="string">
            <text:p>rapport vilebrequin/alternateur</text:p>
          </table:table-cell>
          <table:table-cell table:formula="of:=[.C33]/[.C34]" office:value-type="float" office:value="1.69911504424779">
            <text:p>1,6991150442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10/05/2014</text:date>, <text:time>22:1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TORRUELLA</meta:initial-creator>
    <meta:creation-date>2014-02-02T21:38:34.83</meta:creation-date>
    <dc:date>2014-05-10T22:19:52.15</dc:date>
    <dc:creator>Paul TORRUELLA</dc:creator>
    <meta:editing-duration>PT3H13M43S</meta:editing-duration>
    <meta:editing-cycles>4</meta:editing-cycles>
    <meta:generator>OpenOffice.org/3.4.1$Win32 OpenOffice.org_project/341m1$Build-9593</meta:generator>
    <meta:document-statistic meta:table-count="3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67cm" svg:height="9.299cm" xlink:href=".." xlink:type="simple" chart:class="chart:scatter" chart:style-name="ch1">
        <chart:legend chart:legend-position="end" svg:x="8.248cm" svg:y="3.863cm" style:legend-expansion="high" chart:style-name="ch2"/>
        <chart:plot-area chart:style-name="ch3" table:cell-range-address="Feuille1.A2:Feuille1.A7 Feuille1.C1:Feuille1.C7" chart:data-source-has-labels="row" svg:x="0.723cm" svg:y="0.875cm" svg:width="6.979cm" svg:height="7.819cm">
          <chartooo:coordinate-region svg:x="1.159cm" svg:y="1.088cm" svg:width="6.171cm" svg:height="6.93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7" chart:label-cell-address="Feuille1.C1:Feuille1.C1" chart:class="chart:scatter">
            <chart:domain table:cell-range-address="Feuille1.A2:Feuille1.A7"/>
            <chart:regression-curve chart:style-name="ch7">
              <chart:equation chart:display-r-square="true" svg:x="0.685cm" svg:y="2.046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nsommation en l/h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0">
                <text:p>1600</text:p>
                <draw:g>
                  <svg:desc>Feuille1.A2:Feuille1.A7</svg:desc>
                </draw:g>
              </table:table-cell>
              <table:table-cell office:value-type="float" office:value="0.551369863013699">
                <text:p>0.551369863013699</text:p>
                <draw:g>
                  <svg:desc>Feuille1.C2:Feuille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1027397260274">
                <text:p>1.102739726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.89383561643836">
                <text:p>1.89383561643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0">
                <text:p>2800</text:p>
              </table:table-cell>
              <table:table-cell office:value-type="float" office:value="3.02054794520548">
                <text:p>3.02054794520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.50684931506849">
                <text:p>4.50684931506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6.4486301369863">
                <text:p>6.4486301369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